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8ea7b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1887e0"/>
    </style:style>
    <style:style style:name="P15" style:family="paragraph" style:parent-style-name="Table_20_Contents">
      <style:text-properties officeooo:rsid="001887e0" officeooo:paragraph-rsid="001887e0"/>
    </style:style>
    <style:style style:name="P16" style:family="paragraph" style:parent-style-name="Table_20_Contents">
      <style:text-properties officeooo:rsid="000bd54a" officeooo:paragraph-rsid="000bd54a"/>
    </style:style>
    <style:style style:name="P17" style:family="paragraph" style:parent-style-name="Table_20_Contents" style:list-style-name="L2">
      <style:text-properties fo:font-weight="normal" officeooo:rsid="000aa416" officeooo:paragraph-rsid="000aa416" style:font-weight-asian="normal" style:font-weight-complex="normal"/>
    </style:style>
    <style:style style:name="P18" style:family="paragraph" style:parent-style-name="Table_20_Contents" style:list-style-name="L2">
      <style:text-properties fo:font-weight="bold" officeooo:rsid="000aa416" officeooo:paragraph-rsid="000aa416" style:font-weight-asian="bold" style:font-weight-complex="bold"/>
    </style:style>
    <style:style style:name="P19" style:family="paragraph" style:parent-style-name="Heading_20_1" style:master-page-name="First_20_Page">
      <style:paragraph-properties style:page-number="auto"/>
    </style:style>
    <style:style style:name="P20" style:family="paragraph" style:parent-style-name="Heading_20_1" style:master-page-name="First_20_Page">
      <style:paragraph-properties style:page-number="auto"/>
      <style:text-properties officeooo:paragraph-rsid="00072a19"/>
    </style:style>
    <style:style style:name="P21" style:family="paragraph">
      <style:paragraph-properties style:writing-mode="lr-tb"/>
    </style:style>
    <style:style style:name="P22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887e0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0c5c06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07ca56"/>
    </style:style>
    <style:style style:name="T19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299973027504" text:id="ct14029997302750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299973010080" text:id="ct14029997301008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299973023088" text:id="ct14029997302308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20" text:outline-level="1"><text:change text:change-id="ct140299973027504"/>Adopted as a NMRA <text:span text:style-name="T18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299973010080"/><text:change-start text:change-id="ct140299973023088"/>Version History<text:change-end text:change-id="ct14029997302308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P16">Initial version submitted for public comment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5">Minor grammatical corrections and readability improvements as well as the following specific changes:</text:p>
            <text:list xml:id="list7867806939770830288" text:style-name="L2">
              <text:list-item>
                <text:p text:style-name="P17">Added paragraph to section</text:p>
                <text:list>
                  <text:list-item>
                    <text:p text:style-name="P18">2.4.19 Get Unique ID Command</text:p>
                  </text:list-item>
                </text:list>
              </text:list-item>
              <text:list-item>
                <text:p text:style-name="P17">Added sections</text:p>
                <text:list>
                  <text:list-item>
                    <text:p text:style-name="P18">2.4.21 Unfreeze Command</text:p>
                  </text:list-item>
                  <text:list-item>
                    <text:p text:style-name="P18">2.4.22 Freeze Command</text:p>
                  </text:list-item>
                </text:list>
              </text:list-item>
              <text:list-item>
                <text:p text:style-name="P17">Removed section</text:p>
                <text:list>
                  <text:list-item>
                    <text:p text:style-name="P18">4.24 Enter Bootloader Command</text:p>
                  </text:list-item>
                </text:list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8ea7b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0c5c06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6:24:19.210961312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Memory Configur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4.2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2</meta:editing-cycles>
    <meta:editing-duration>PT20H2M50S</meta:editing-duration>
    <meta:generator>LibreOffice/4.4.0.3$MacOSX_X86_64 LibreOffice_project/de093506bcdc5fafd9023ee680b8c60e3e0645d7</meta:generator>
    <dc:date>2016-02-08T16:24:18.994497000</dc:date>
    <meta:printed-by>Bob Jacobsen</meta:printed-by>
    <meta:print-date>2010-09-15T08:46:04</meta:print-date>
    <meta:document-statistic meta:table-count="2" meta:image-count="1" meta:object-count="0" meta:page-count="1" meta:paragraph-count="23" meta:word-count="127" meta:character-count="769" meta:non-whitespace-character-count="665"/>
  </office:meta>
</office:document-meta>
</file>